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edHeaderFilter.setRelativeRedirects( boolean relativeRedir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getRemote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Filter.shouldNotFilter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Extractor.initReques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PrefixExtractor.initReques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HeaderRemovingRequest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Extracting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RemovingRequest.getHeader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Filter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RemovingRequest.ForwardedHeaderRemoving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HeaderRemoving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Filter.doFilterNestedErrorDispatch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sponse.sendRedirect( String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wardedHeaderFilter.doFilterInternal( HttpServletRequest request , HttpServletResponse response , FilterChain filt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wardedHeaderExtracting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ForwardedHeaderExtractingRequest( HttpServletRequest servlet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wardedHeaderExtracting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PrefixExtractor.ForwardedPrefixExtractor( Supplier &lt; HttpServletRequest &gt; delegateRequest ,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HeaderExtractingRequest.getRemote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PrefixExtractor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HeaderFilter.setRemoveOnly( boolean remov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sponse.ForwardedHeaderExtractingResponse( HttpServletResponse respons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PrefixExtractor.recalculatePaths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PrefixExtractor.getContex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getRemoteAdd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PrefixExtractor.initForwardedPrefix(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wardedHeaderRemovingRequest.headerName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wardedPrefixExtractor.getReques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HeaderExtracting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Extracting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